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end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margin-top="0.353cm" fo:margin-bottom="0cm" loext:contextual-spacing="false" fo:line-height="150%"/>
    </style:style>
    <style:style style:name="P4" style:family="paragraph" style:parent-style-name="Standard">
      <style:paragraph-properties fo:margin-top="0cm" fo:margin-bottom="0.353cm" loext:contextual-spacing="false" fo:line-height="150%"/>
    </style:style>
    <style:style style:name="P5" style:family="paragraph" style:parent-style-name="Standard">
      <style:paragraph-properties fo:margin-top="0cm" fo:margin-bottom="0.353cm" loext:contextual-spacing="false" fo:line-height="150%"/>
      <style:text-properties style:text-underline-style="solid" style:text-underline-width="auto" style:text-underline-color="font-color" fo:font-weight="bold" style:font-weight-asian="bold"/>
    </style:style>
    <style:style style:name="P6" style:family="paragraph" style:parent-style-name="Standard">
      <style:paragraph-properties fo:margin-top="0cm" fo:margin-bottom="0.353cm" loext:contextual-spacing="false" fo:line-height="150%"/>
      <style:text-properties style:font-name="Courier New" style:font-name-asian="Courier New1" style:font-name-complex="Courier New1"/>
    </style:style>
    <style:style style:name="P7" style:family="paragraph" style:parent-style-name="Standard">
      <style:paragraph-properties fo:margin-left="1.27cm" fo:margin-right="0cm" fo:margin-top="0cm" fo:margin-bottom="0.353cm" loext:contextual-spacing="false" fo:line-height="150%" fo:text-indent="0cm" style:auto-text-indent="false"/>
    </style:style>
    <style:style style:name="P8" style:family="paragraph" style:parent-style-name="Standard">
      <style:paragraph-properties fo:margin-left="1.27cm" fo:margin-right="0cm" fo:margin-top="0cm" fo:margin-bottom="0.353cm" loext:contextual-spacing="false" fo:line-height="150%" fo:text-indent="0cm" style:auto-text-indent="false"/>
      <style:text-properties style:font-name="Courier New" style:font-name-asian="Courier New1" style:font-name-complex="Courier New1"/>
    </style:style>
    <style:style style:name="P9" style:family="paragraph" style:parent-style-name="Standard">
      <style:paragraph-properties fo:margin-left="0cm" fo:margin-right="0cm" fo:margin-top="0cm" fo:margin-bottom="0.353cm" loext:contextual-spacing="false" fo:line-height="150%" fo:text-indent="0cm" style:auto-text-indent="false"/>
    </style:style>
    <style:style style:name="P10" style:family="paragraph" style:parent-style-name="Standard">
      <style:paragraph-properties fo:margin-top="0cm" fo:margin-bottom="0.353cm" loext:contextual-spacing="false" fo:line-height="150%"/>
      <style:text-properties style:text-underline-style="solid" style:text-underline-width="auto" style:text-underline-color="font-color" fo:font-weight="bold" style:font-weight-asian="bold"/>
    </style:style>
    <style:style style:name="P11" style:family="paragraph" style:parent-style-name="Standard" style:list-style-name="WWNum7">
      <style:paragraph-properties fo:margin-left="2.54cm" fo:margin-right="0cm" fo:margin-top="0cm" fo:margin-bottom="0cm" loext:contextual-spacing="false" fo:line-height="125%" fo:text-indent="-0.635cm" style:auto-text-indent="false"/>
    </style:style>
    <style:style style:name="P12" style:family="paragraph" style:parent-style-name="Standard" style:list-style-name="WWNum7">
      <style:paragraph-properties fo:margin-left="2.54cm" fo:margin-right="0cm" fo:margin-top="0cm" fo:margin-bottom="0cm" loext:contextual-spacing="false" fo:line-height="125%" fo:text-indent="-0.635cm" style:auto-text-indent="false"/>
      <style:text-properties style:font-name="Courier New" style:font-name-asian="Courier New1" style:font-name-complex="Courier New1"/>
    </style:style>
    <style:style style:name="P13" style:family="paragraph" style:parent-style-name="Standard" style:list-style-name="WWNum8">
      <style:paragraph-properties fo:margin-left="2.54cm" fo:margin-right="0cm" fo:margin-top="0cm" fo:margin-bottom="0cm" loext:contextual-spacing="false" fo:line-height="115%" fo:text-indent="-0.635cm" style:auto-text-indent="false"/>
      <style:text-properties style:font-name="Courier New" fo:font-size="10pt" style:font-name-asian="Courier New1" style:font-size-asian="10pt" style:font-name-complex="Courier New1" style:font-size-complex="10pt"/>
    </style:style>
    <style:style style:name="P14" style:family="paragraph" style:parent-style-name="Standard" style:list-style-name="WWNum3">
      <style:paragraph-properties fo:margin-left="2.54cm" fo:margin-right="0cm" fo:margin-top="0cm" fo:margin-bottom="0cm" loext:contextual-spacing="false" fo:line-height="150%" fo:text-indent="-0.635cm" style:auto-text-indent="false"/>
    </style:style>
    <style:style style:name="P15" style:family="paragraph" style:parent-style-name="Standard" style:list-style-name="WWNum6">
      <style:paragraph-properties fo:margin-left="2.54cm" fo:margin-right="0cm" fo:margin-top="0cm" fo:margin-bottom="0cm" loext:contextual-spacing="false" fo:line-height="150%" fo:text-indent="-0.635cm" style:auto-text-indent="false"/>
    </style:style>
    <style:style style:name="P16" style:family="paragraph" style:parent-style-name="Standard" style:list-style-name="WWNum5">
      <style:paragraph-properties fo:margin-left="2.54cm" fo:margin-right="0cm" fo:margin-top="0cm" fo:margin-bottom="0cm" loext:contextual-spacing="false" fo:line-height="150%" fo:text-indent="-0.635cm" style:auto-text-indent="false"/>
    </style:style>
    <style:style style:name="P17" style:family="paragraph" style:parent-style-name="Standard" style:list-style-name="WWNum11">
      <style:paragraph-properties fo:margin-left="2.54cm" fo:margin-right="0cm" fo:margin-top="0cm" fo:margin-bottom="0cm" loext:contextual-spacing="false" fo:line-height="150%" fo:text-indent="-0.635cm" style:auto-text-indent="false"/>
    </style:style>
    <style:style style:name="P18" style:family="paragraph" style:parent-style-name="Standard" style:list-style-name="WWNum8">
      <style:paragraph-properties fo:margin-left="2.54cm" fo:margin-right="0cm" fo:margin-top="0cm" fo:margin-bottom="0cm" loext:contextual-spacing="false" fo:line-height="115%" fo:text-indent="-0.635cm" style:auto-text-indent="false"/>
      <style:text-properties fo:font-size="10pt" style:font-size-asian="10pt" style:font-size-complex="10pt"/>
    </style:style>
    <style:style style:name="P19" style:family="paragraph" style:parent-style-name="Standard" style:list-style-name="WWNum7">
      <style:paragraph-properties fo:margin-left="2.54cm" fo:margin-right="0cm" fo:margin-top="0cm" fo:margin-bottom="0cm" loext:contextual-spacing="false" fo:line-height="125%" fo:text-align="justify" style:justify-single-word="false" fo:keep-together="auto" fo:orphans="2" fo:widows="2" fo:text-indent="-0.635cm" style:auto-text-indent="false" fo:padding="0cm" fo:border="none" fo:keep-with-next="auto"/>
    </style:style>
    <style:style style:name="P20" style:family="paragraph" style:parent-style-name="Standard" style:list-style-name="WWNum7">
      <style:paragraph-properties fo:margin-left="2.54cm" fo:margin-right="0cm" fo:margin-top="0cm" fo:margin-bottom="0cm" loext:contextual-spacing="false" fo:line-height="125%" fo:text-align="justify" style:justify-single-word="false" fo:keep-together="auto" fo:orphans="2" fo:widows="2" fo:text-indent="-0.635cm" style:auto-text-indent="false" fo:padding="0cm" fo:border="none" fo:keep-with-next="auto"/>
      <style:text-properties style:font-name="Courier New" style:font-name-asian="Courier New1" style:font-name-complex="Courier New1"/>
    </style:style>
    <style:style style:name="P21" style:family="paragraph" style:parent-style-name="Standard" style:list-style-name="WWNum7">
      <style:paragraph-properties fo:margin-left="2.54cm" fo:margin-right="0cm" fo:margin-top="0cm" fo:margin-bottom="0cm" loext:contextual-spacing="false" fo:line-height="125%" fo:text-align="justify" style:justify-single-word="false" fo:keep-together="auto" fo:orphans="2" fo:widows="2" fo:text-indent="-0.635cm" style:auto-text-indent="false" fo:padding="0cm" fo:border="none" fo:keep-with-next="auto"/>
      <style:text-properties fo:font-weight="bold" style:font-weight-asian="bold"/>
    </style:style>
    <style:style style:name="P22" style:family="paragraph" style:parent-style-name="Standard" style:list-style-name="WWNum7">
      <style:paragraph-properties fo:margin-left="2.54cm" fo:margin-right="0cm" fo:text-indent="-0.635cm" style:auto-text-indent="false"/>
    </style:style>
    <style:style style:name="P23" style:family="paragraph" style:parent-style-name="Standard" style:list-style-name="WWNum7">
      <style:paragraph-properties fo:margin-left="2.54cm" fo:margin-right="0cm" fo:text-indent="-0.635cm" style:auto-text-indent="false"/>
      <style:text-properties style:font-name="Courier New" style:font-name-asian="Courier New1" style:font-name-complex="Courier New1"/>
    </style:style>
    <style:style style:name="P24" style:family="paragraph" style:parent-style-name="Standard" style:list-style-name="WWNum10">
      <style:paragraph-properties fo:margin-left="1.27cm" fo:margin-right="0cm" fo:margin-top="0cm" fo:margin-bottom="0cm" loext:contextual-spacing="false" fo:line-height="150%" fo:text-align="justify" style:justify-single-word="false" fo:keep-together="auto" fo:orphans="2" fo:widows="2" fo:text-indent="-0.635cm" style:auto-text-indent="false" fo:padding="0cm" fo:border="none" fo:keep-with-next="auto"/>
    </style:style>
    <style:style style:name="P25" style:family="paragraph" style:parent-style-name="Standard" style:list-style-name="WWNum3">
      <style:paragraph-properties fo:margin-left="1.27cm" fo:margin-right="0cm" fo:margin-top="0cm" fo:margin-bottom="0cm" loext:contextual-spacing="false" fo:line-height="150%" fo:text-indent="-0.635cm" style:auto-text-indent="false"/>
    </style:style>
    <style:style style:name="P26" style:family="paragraph" style:parent-style-name="Standard" style:list-style-name="WWNum6">
      <style:paragraph-properties fo:margin-left="1.27cm" fo:margin-right="0cm" fo:margin-top="0cm" fo:margin-bottom="0cm" loext:contextual-spacing="false" fo:line-height="150%" fo:text-indent="-0.635cm" style:auto-text-indent="false"/>
    </style:style>
    <style:style style:name="P27" style:family="paragraph" style:parent-style-name="Standard" style:list-style-name="WWNum1">
      <style:paragraph-properties fo:margin-left="1.27cm" fo:margin-right="0cm" fo:margin-top="0cm" fo:margin-bottom="0cm" loext:contextual-spacing="false" fo:line-height="150%" fo:text-indent="-0.635cm" style:auto-text-indent="false"/>
    </style:style>
    <style:style style:name="P28" style:family="paragraph" style:parent-style-name="Standard" style:list-style-name="WWNum5">
      <style:paragraph-properties fo:margin-left="1.27cm" fo:margin-right="0cm" fo:margin-top="0cm" fo:margin-bottom="0cm" loext:contextual-spacing="false" fo:line-height="150%" fo:text-indent="-0.635cm" style:auto-text-indent="false"/>
    </style:style>
    <style:style style:name="P29" style:family="paragraph" style:parent-style-name="Standard" style:list-style-name="WWNum8">
      <style:paragraph-properties fo:margin-left="1.27cm" fo:margin-right="0cm" fo:margin-top="0cm" fo:margin-bottom="0cm" loext:contextual-spacing="false" fo:line-height="150%" fo:text-indent="-0.635cm" style:auto-text-indent="false"/>
    </style:style>
    <style:style style:name="P30" style:family="paragraph" style:parent-style-name="Standard" style:list-style-name="WWNum4">
      <style:paragraph-properties fo:margin-left="1.27cm" fo:margin-right="0cm" fo:margin-top="0cm" fo:margin-bottom="0cm" loext:contextual-spacing="false" fo:line-height="150%" fo:text-indent="-0.635cm" style:auto-text-indent="false"/>
    </style:style>
    <style:style style:name="P31" style:family="paragraph" style:parent-style-name="Standard" style:list-style-name="WWNum2">
      <style:paragraph-properties fo:margin-left="1.27cm" fo:margin-right="0cm" fo:margin-top="0cm" fo:margin-bottom="0cm" loext:contextual-spacing="false" fo:line-height="150%" fo:text-align="start" style:justify-single-word="false" fo:text-indent="-0.635cm" style:auto-text-indent="false"/>
    </style:style>
    <style:style style:name="P32" style:family="paragraph" style:parent-style-name="Standard" style:list-style-name="WWNum11">
      <style:paragraph-properties fo:margin-left="1.27cm" fo:margin-right="0cm" fo:margin-top="0cm" fo:margin-bottom="0cm" loext:contextual-spacing="false" fo:line-height="150%" fo:text-indent="-0.635cm" style:auto-text-indent="false"/>
    </style:style>
    <style:style style:name="P33" style:family="paragraph" style:parent-style-name="Standard" style:list-style-name="WWNum3">
      <style:paragraph-properties fo:margin-left="1.27cm" fo:margin-right="0cm" fo:margin-top="0cm" fo:margin-bottom="0cm" loext:contextual-spacing="false" fo:line-height="150%" fo:text-indent="-0.635cm" style:auto-text-indent="false"/>
      <style:text-properties style:font-name="Courier New" style:font-name-asian="Courier New1" style:font-name-complex="Courier New1"/>
    </style:style>
    <style:style style:name="P34" style:family="paragraph" style:parent-style-name="Standard" style:list-style-name="WWNum6">
      <style:paragraph-properties fo:margin-left="1.27cm" fo:margin-right="0cm" fo:margin-top="0cm" fo:margin-bottom="0cm" loext:contextual-spacing="false" fo:line-height="150%" fo:text-indent="-0.635cm" style:auto-text-indent="false"/>
      <style:text-properties style:font-name="Courier New" style:font-name-asian="Courier New1" style:font-name-complex="Courier New1"/>
    </style:style>
    <style:style style:name="P35" style:family="paragraph" style:parent-style-name="Standard" style:list-style-name="WWNum1">
      <style:paragraph-properties fo:margin-left="1.27cm" fo:margin-right="0cm" fo:margin-top="0cm" fo:margin-bottom="0cm" loext:contextual-spacing="false" fo:line-height="150%" fo:text-indent="-0.635cm" style:auto-text-indent="false"/>
      <style:text-properties style:font-name="Courier New" style:font-name-asian="Courier New1" style:font-name-complex="Courier New1"/>
    </style:style>
    <style:style style:name="P36" style:family="paragraph" style:parent-style-name="Standard" style:list-style-name="WWNum5">
      <style:paragraph-properties fo:margin-left="1.27cm" fo:margin-right="0cm" fo:margin-top="0cm" fo:margin-bottom="0cm" loext:contextual-spacing="false" fo:line-height="150%" fo:text-indent="-0.635cm" style:auto-text-indent="false"/>
      <style:text-properties style:font-name="Courier New" style:font-name-asian="Courier New1" style:font-name-complex="Courier New1"/>
    </style:style>
    <style:style style:name="P37" style:family="paragraph" style:parent-style-name="Standard" style:list-style-name="WWNum8">
      <style:paragraph-properties fo:margin-left="1.27cm" fo:margin-right="0cm" fo:margin-top="0cm" fo:margin-bottom="0cm" loext:contextual-spacing="false" fo:line-height="150%" fo:text-indent="-0.635cm" style:auto-text-indent="false"/>
      <style:text-properties style:font-name="Courier New" style:font-name-asian="Courier New1" style:font-name-complex="Courier New1"/>
    </style:style>
    <style:style style:name="P38" style:family="paragraph" style:parent-style-name="Standard" style:list-style-name="WWNum4">
      <style:paragraph-properties fo:margin-left="1.27cm" fo:margin-right="0cm" fo:margin-top="0cm" fo:margin-bottom="0cm" loext:contextual-spacing="false" fo:line-height="150%" fo:text-indent="-0.635cm" style:auto-text-indent="false"/>
      <style:text-properties style:font-name="Courier New" style:font-name-asian="Courier New1" style:font-name-complex="Courier New1"/>
    </style:style>
    <style:style style:name="P39" style:family="paragraph" style:parent-style-name="Standard" style:list-style-name="WWNum2">
      <style:paragraph-properties fo:margin-left="1.27cm" fo:margin-right="0cm" fo:margin-top="0cm" fo:margin-bottom="0cm" loext:contextual-spacing="false" fo:line-height="150%" fo:text-align="start" style:justify-single-word="false" fo:text-indent="-0.635cm" style:auto-text-indent="false"/>
      <style:text-properties style:font-name="Courier New" style:font-name-asian="Courier New1" style:font-name-complex="Courier New1"/>
    </style:style>
    <style:style style:name="P40" style:family="paragraph" style:parent-style-name="Standard" style:list-style-name="WWNum11">
      <style:paragraph-properties fo:margin-left="1.27cm" fo:margin-right="0cm" fo:margin-top="0cm" fo:margin-bottom="0cm" loext:contextual-spacing="false" fo:line-height="150%" fo:text-indent="-0.635cm" style:auto-text-indent="false"/>
      <style:text-properties style:font-name="Courier New" style:font-name-asian="Courier New1" style:font-name-complex="Courier New1"/>
    </style:style>
    <style:style style:name="P41" style:family="paragraph" style:parent-style-name="Standard" style:list-style-name="WWNum10">
      <style:paragraph-properties fo:margin-left="1.27cm" fo:margin-right="0cm" fo:margin-top="0cm" fo:margin-bottom="0.353cm" loext:contextual-spacing="false" fo:line-height="150%" fo:text-indent="-0.635cm" style:auto-text-indent="false"/>
    </style:style>
    <style:style style:name="P42" style:family="paragraph" style:parent-style-name="Standard" style:list-style-name="WWNum3">
      <style:paragraph-properties fo:margin-left="1.27cm" fo:margin-right="0cm" fo:margin-top="0cm" fo:margin-bottom="0.353cm" loext:contextual-spacing="false" fo:line-height="150%" fo:text-indent="-0.635cm" style:auto-text-indent="false"/>
    </style:style>
    <style:style style:name="P43" style:family="paragraph" style:parent-style-name="Standard" style:list-style-name="WWNum9">
      <style:paragraph-properties fo:margin-left="1.27cm" fo:margin-right="0cm" fo:margin-top="0cm" fo:margin-bottom="0.353cm" loext:contextual-spacing="false" fo:line-height="150%" fo:text-indent="-0.635cm" style:auto-text-indent="false"/>
    </style:style>
    <style:style style:name="P44" style:family="paragraph" style:parent-style-name="Standard" style:list-style-name="WWNum8">
      <style:paragraph-properties fo:margin-left="1.27cm" fo:margin-right="0cm" fo:margin-top="0cm" fo:margin-bottom="0.353cm" loext:contextual-spacing="false" fo:line-height="150%" fo:text-indent="-0.635cm" style:auto-text-indent="false"/>
    </style:style>
    <style:style style:name="P45" style:family="paragraph" style:parent-style-name="Standard" style:list-style-name="WWNum4">
      <style:paragraph-properties fo:margin-left="1.27cm" fo:margin-right="0cm" fo:margin-top="0cm" fo:margin-bottom="0.353cm" loext:contextual-spacing="false" fo:line-height="150%" fo:text-indent="-0.635cm" style:auto-text-indent="false"/>
    </style:style>
    <style:style style:name="P46" style:family="paragraph" style:parent-style-name="Standard" style:list-style-name="WWNum2">
      <style:paragraph-properties fo:margin-left="1.27cm" fo:margin-right="0cm" fo:margin-top="0cm" fo:margin-bottom="0.353cm" loext:contextual-spacing="false" fo:line-height="150%" fo:text-align="start" style:justify-single-word="false" fo:text-indent="-0.635cm" style:auto-text-indent="false"/>
    </style:style>
    <style:style style:name="P47" style:family="paragraph" style:parent-style-name="Standard" style:list-style-name="WWNum1">
      <style:paragraph-properties fo:margin-left="1.27cm" fo:margin-right="0cm" fo:margin-top="0cm" fo:margin-bottom="0.353cm" loext:contextual-spacing="false" fo:line-height="150%" fo:text-indent="-0.635cm" style:auto-text-indent="false"/>
      <style:text-properties style:font-name="Courier New" style:font-name-asian="Courier New1" style:font-name-complex="Courier New1"/>
    </style:style>
    <style:style style:name="P48" style:family="paragraph" style:parent-style-name="Standard" style:list-style-name="WWNum5">
      <style:paragraph-properties fo:margin-left="1.27cm" fo:margin-right="0cm" fo:margin-top="0cm" fo:margin-bottom="0.353cm" loext:contextual-spacing="false" fo:line-height="150%" fo:text-indent="-0.635cm" style:auto-text-indent="false"/>
      <style:text-properties style:font-name="Courier New" style:font-name-asian="Courier New1" style:font-name-complex="Courier New1"/>
    </style:style>
    <style:style style:name="P49" style:family="paragraph" style:parent-style-name="Standard" style:list-style-name="WWNum11">
      <style:paragraph-properties fo:margin-left="1.27cm" fo:margin-right="0cm" fo:margin-top="0cm" fo:margin-bottom="0.353cm" loext:contextual-spacing="false" fo:line-height="150%" fo:text-indent="-0.635cm" style:auto-text-indent="false"/>
      <style:text-properties style:font-name="Courier New" style:font-name-asian="Courier New1" style:font-name-complex="Courier New1"/>
    </style:style>
    <style:style style:name="P50" style:family="paragraph" style:parent-style-name="Standard">
      <style:paragraph-properties fo:margin-left="0cm" fo:margin-right="0cm" fo:margin-top="0cm" fo:margin-bottom="0.353cm" loext:contextual-spacing="false" fo:line-height="150%" fo:text-align="justify" style:justify-single-word="false" fo:keep-together="auto" fo:orphans="2" fo:widows="2" fo:text-indent="0cm" style:auto-text-indent="false" fo:padding="0cm" fo:border="none" fo:keep-with-next="auto"/>
      <style:text-properties style:text-underline-style="solid" style:text-underline-width="auto" style:text-underline-color="font-color" fo:font-weight="bold" style:font-weight-asian="bold"/>
    </style:style>
    <style:style style:name="P51" style:family="paragraph" style:parent-style-name="Standard">
      <style:paragraph-properties fo:margin-left="0cm" fo:margin-right="0cm" fo:margin-top="0cm" fo:margin-bottom="0.353cm" loext:contextual-spacing="false" fo:line-height="150%" fo:text-indent="0cm" style:auto-text-indent="false"/>
      <style:text-properties style:text-underline-style="solid" style:text-underline-width="auto" style:text-underline-color="font-color" fo:font-weight="bold" style:font-weight-asian="bold"/>
    </style:style>
    <style:style style:name="P52" style:family="paragraph" style:parent-style-name="Standard">
      <style:paragraph-properties fo:margin-left="0cm" fo:margin-right="0cm" fo:margin-top="0cm" fo:margin-bottom="0.353cm" loext:contextual-spacing="false" fo:line-height="150%" fo:text-indent="0cm" style:auto-text-indent="false"/>
      <style:text-properties fo:font-weight="bold" style:font-weight-asian="bold"/>
    </style:style>
    <style:style style:name="P53" style:family="paragraph" style:parent-style-name="Standard" style:list-style-name="WWNum6">
      <style:paragraph-properties fo:margin-left="3.81cm" fo:margin-right="0cm" fo:margin-top="0cm" fo:margin-bottom="0cm" loext:contextual-spacing="false" fo:line-height="150%" fo:text-indent="-0.635cm" style:auto-text-indent="false"/>
    </style:style>
    <style:style style:name="P54" style:family="paragraph" style:parent-style-name="Standard" style:list-style-name="WWNum6">
      <style:paragraph-properties fo:margin-left="3.81cm" fo:margin-right="0cm" fo:margin-top="0cm" fo:margin-bottom="0.353cm" loext:contextual-spacing="false" fo:line-height="150%" fo:text-indent="-0.635cm" style:auto-text-indent="false"/>
    </style:style>
    <style:style style:name="P55" style:family="paragraph" style:parent-style-name="Heading_20_2" style:master-page-name="Standard">
      <style:paragraph-properties style:page-number="1"/>
      <style:text-properties fo:color="#0b5394"/>
    </style:style>
    <style:style style:name="P56" style:family="paragraph">
      <loext:graphic-properties draw:fill="solid" draw:fill-color="#a0a0a0"/>
      <style:paragraph-properties fo:text-align="center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solid" style:text-underline-width="auto" style:text-underline-color="font-color" fo:font-weight="bold" style:font-weight-asian="bold"/>
    </style:style>
    <style:style style:name="T3" style:family="text">
      <style:text-properties style:font-name="Courier New" style:font-name-asian="Courier New1" style:font-name-complex="Courier New1"/>
    </style:style>
    <style:style style:name="T4" style:family="text">
      <style:text-properties fo:color="#1155cc" style:text-underline-style="solid" style:text-underline-width="auto" style:text-underline-color="font-color"/>
    </style: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<text:bookmark text:name="_fprbc3za8zya"/>Pràctica GIT </text:p>
      <text:p text:style-name="P3">Haureu d’entregar un document amb el nom: <text:span text:style-name="T1"><text:s/>M05-UF2-PT-GIT-Cognoms-Nom.ext</text:span></text:p>
      <text:p text:style-name="P4">Per cada <text:span text:style-name="T2">exercici</text:span> heu de fer una alguna captura o copiar el codi que ho documenti. Procureu fer <text:span text:style-name="T3">git status</text:span> o<text:span text:style-name="T3"> git log</text:span> descriptius</text:p>
      <text:p text:style-name="P5">DESFER CANVIS EN EL WORKSPACE (ABANS DE FER STAGE)</text:p>
      <text:list xml:id="list384356287775983501" text:style-name="WWNum7">
        <text:list-item>
          <text:p text:style-name="P11">Editem un fitxer </text:p>
        </text:list-item>
        <text:list-item>
          <text:p text:style-name="P12">git status</text:p>
        </text:list-item>
        <text:list-item>
          <text:p text:style-name="P11">Volem eliminar els canvis d'aquest fitxer del workspace (que encara no hem fet stage):</text:p>
        </text:list-item>
        <text:list-item>
          <text:p text:style-name="P12">git checkout -- nomFitxer</text:p>
        </text:list-item>
        <text:list-item>
          <text:p text:style-name="P11">Si mirem el fitxer, ja no tenim els canvis (i són irrecuperables)</text:p>
        </text:list-item>
      </text:list>
      <text:p text:style-name="P4"/>
      <text:p text:style-name="P4"/>
      <text:p text:style-name="P5">DESFER CANVIS EN EL STAGE (ABANS DE FER COMMIT)</text:p>
      <text:list xml:id="list131735286813896" text:continue-numbering="true" text:style-name="WWNum7">
        <text:list-item>
          <text:p text:style-name="P22">Editem un fitxer </text:p>
        </text:list-item>
        <text:list-item>
          <text:p text:style-name="P20">git add nomFitxer</text:p>
        </text:list-item>
        <text:list-item>
          <text:p text:style-name="P23">git status</text:p>
        </text:list-item>
        <text:list-item>
          <text:p text:style-name="P22">Traiem els canvis de stage:</text:p>
        </text:list-item>
        <text:list-item>
          <text:p text:style-name="P23">git reset HEAD nomFitxer</text:p>
        </text:list-item>
        <text:list-item>
          <text:p text:style-name="P23">git status</text:p>
        </text:list-item>
        <text:list-item>
          <text:p text:style-name="P22">Ara ja podem suprimir els canvis, com en l’apartat anterior:</text:p>
        </text:list-item>
        <text:list-item>
          <text:p text:style-name="P23">git checkout nomFitxer</text:p>
        </text:list-item>
      </text:list>
      <text:p text:style-name="P4"/>
      <text:p text:style-name="P4"/>
      <text:p text:style-name="P5">DESFER UN COMMIT</text:p>
      <text:list xml:id="list131735473041272" text:continue-numbering="true" text:style-name="WWNum7">
        <text:list-item>
          <text:p text:style-name="P19">Editem un fitxer </text:p>
        </text:list-item>
        <text:list-item>
          <text:p text:style-name="P20">git commit -a -m "Missatge del commit"</text:p>
        </text:list-item>
        <text:list-item>
          <text:p text:style-name="P19">Desfem el canvi</text:p>
        </text:list-item>
        <text:list-item>
          <text:p text:style-name="P19"><text:span text:style-name="T3">git revert HEAD <text:s/></text:span><text:s text:c="7"/>(se'ns obre l'editor i canviem, o no, el comentari)</text:p>
        </text:list-item>
        <text:list-item>
          <text:p text:style-name="P21"><text:soft-page-break/>El canvi, però queda a l'històric (és més segur)</text:p>
        </text:list-item>
      </text:list>
      <text:p text:style-name="P4"/>
      <text:p text:style-name="P4"/>
      <text:p text:style-name="P4"><text:span text:style-name="T2">FER DIFF</text:span> </text:p>
      <text:p text:style-name="P4">i comentar què es compara en cada cas</text:p>
      <text:list xml:id="list4744207461462591621" text:style-name="WWNum10">
        <text:list-item>
          <text:p text:style-name="P24">git diff</text:p>
        </text:list-item>
        <text:list-item>
          <text:p text:style-name="P41">git diff HEAD</text:p>
        </text:list-item>
      </text:list>
      <text:p text:style-name="P7"/>
      <text:p text:style-name="P7"/>
      <text:p text:style-name="P50">CREACIÓ D'UNA BRANCA</text:p>
      <text:list xml:id="list7639454310061832186" text:style-name="WWNum3">
        <text:list-item>
          <text:p text:style-name="P33">git branch documentation</text:p>
        </text:list-item>
        <text:list-item>
          <text:p text:style-name="P33">git checkout documentation</text:p>
        </text:list-item>
        <text:list-item>
          <text:p text:style-name="P25">o</text:p>
        </text:list-item>
        <text:list-item>
          <text:p text:style-name="P33">git checkout -b documentation</text:p>
        </text:list-item>
        <text:list-item>
          <text:p text:style-name="P25">Per veure on estem</text:p>
        </text:list-item>
        <text:list-item>
          <text:p text:style-name="P33">git status</text:p>
        </text:list-item>
        <text:list-item>
          <text:p text:style-name="P25">o</text:p>
        </text:list-item>
        <text:list-item>
          <text:p text:style-name="P33">git branch</text:p>
        </text:list-item>
        <text:list-item>
          <text:p text:style-name="P25">Afegim coses a la branca. Posem un README:</text:p>
          <text:list>
            <text:list-item>
              <text:p text:style-name="P14">A program that says hello.</text:p>
            </text:list-item>
          </text:list>
        </text:list-item>
        <text:list-item>
          <text:p text:style-name="P33">git add README</text:p>
        </text:list-item>
        <text:list-item>
          <text:p text:style-name="P33">git commit -m "Add documentation"</text:p>
        </text:list-item>
        <text:list-item>
          <text:p text:style-name="P42">Fem algun canvi més (afegir autor, llicència...)</text:p>
        </text:list-item>
      </text:list>
      <text:p text:style-name="P4"/>
      <text:p text:style-name="P4"/>
      <text:p text:style-name="P51">MOURE'S PER LES BRANQUES</text:p>
      <text:list xml:id="list8630762007379483043" text:style-name="WWNum6">
        <text:list-item>
          <text:p text:style-name="P26"><text:soft-page-break/>Anem a la branca master</text:p>
        </text:list-item>
        <text:list-item>
          <text:p text:style-name="P34">git checkout master</text:p>
        </text:list-item>
        <text:list-item>
          <text:p text:style-name="P26">Mirem els fitxers que tenim amb ls.</text:p>
        </text:list-item>
        <text:list-item>
          <text:p text:style-name="P26">Tornem a documentation</text:p>
        </text:list-item>
        <text:list-item>
          <text:p text:style-name="P34">git checkout documentation</text:p>
        </text:list-item>
        <text:list-item>
          <text:p text:style-name="P26">CANVIS A master</text:p>
        </text:list-item>
        <text:list-item>
          <text:p text:style-name="P26">Anem a la branca master i afegim el fitxer hellomoon.sh</text:p>
        </text:list-item>
        <text:list-item>
          <text:p text:style-name="P34">git checkout master</text:p>
        </text:list-item>
        <text:list-item>
          <text:p text:style-name="P34">#!/bin/sh</text:p>
        </text:list-item>
        <text:list-item>
          <text:p text:style-name="P34">echo "Hello moon!"</text:p>
        </text:list-item>
        <text:list-item>
          <text:p text:style-name="P34">git add hellomoon.sh</text:p>
        </text:list-item>
        <text:list-item>
          <text:p text:style-name="P34">git commit -m "Add hello moon"</text:p>
        </text:list-item>
        <text:list-item>
          <text:p text:style-name="P26">(Mireu el gitk o gitg!!!)</text:p>
          <text:list>
            <text:list-item>
              <text:p text:style-name="P15">Gitg l’haureu d’instal.lar</text:p>
            </text:list-item>
            <text:list-item>
              <text:p text:style-name="P15">O instal.leu alguna altra eina gràfica:</text:p>
              <text:list>
                <text:list-item>
                  <text:p text:style-name="P53"><text:a xlink:type="simple" xlink:href="https://git-scm.com/book/en/v2/Appendix-A%3A-Git-in-Other-Environments-Graphical-Interfaces" text:style-name="ListLabel_20_100" text:visited-style-name="ListLabel_20_100"><text:span text:style-name="T4">https://git-scm.com/book/en/v2/Appendix-A%3A-Git-in-Other-Environments-Graphical-Interfaces</text:span></text:a></text:p>
                </text:list-item>
                <text:list-item>
                  <text:p text:style-name="P53">O gitkraken</text:p>
                </text:list-item>
                <text:list-item>
                  <text:p text:style-name="P54">Penseu que després treballarem amb Eclipse git.</text:p>
                </text:list-item>
              </text:list>
            </text:list-item>
          </text:list>
        </text:list-item>
      </text:list>
      <text:p text:style-name="P4"/>
      <text:p text:style-name="P4"/>
      <text:p text:style-name="P5">VEURE LES BRANQUES DES D’UNA EINA GRÀFICA</text:p>
      <text:p text:style-name="P5"/>
      <text:p text:style-name="P5"/>
      <text:p text:style-name="P50">FUISONAR BRANQUES (MERGE)</text:p>
      <text:list xml:id="list5190234198451273244" text:style-name="WWNum1">
        <text:list-item>
          <text:p text:style-name="P27">Anirem a master i incorporarem els canvis de documentation</text:p>
        </text:list-item>
        <text:list-item>
          <text:p text:style-name="P35">git checkout master</text:p>
        </text:list-item>
        <text:list-item>
          <text:p text:style-name="P35">git merge documentation</text:p>
        </text:list-item>
        <text:list-item>
          <text:p text:style-name="P47">git log --oneline</text:p>
        </text:list-item>
      </text:list>
      <text:p text:style-name="P6"><text:soft-page-break/></text:p>
      <text:p text:style-name="P52">ESBORRAR BRANQUES</text:p>
      <text:list xml:id="list6443423912264558598" text:style-name="WWNum9">
        <text:list-item>
          <text:p text:style-name="P43"><text:span text:style-name="T3">git branch -d nombranca</text:span> <text:s text:c="8"/>(No cal fer-ho)</text:p>
        </text:list-item>
      </text:list>
      <text:p text:style-name="P9"/>
      <text:p text:style-name="P51">CREANT CONFLICTES</text:p>
      <text:list xml:id="list972390432805688940" text:style-name="WWNum5">
        <text:list-item>
          <text:p text:style-name="P28">Anem a documentation:</text:p>
        </text:list-item>
        <text:list-item>
          <text:p text:style-name="P36">git checkout documentation</text:p>
        </text:list-item>
        <text:list-item>
          <text:p text:style-name="P28">editem el README:</text:p>
          <text:list>
            <text:list-item>
              <text:p text:style-name="P16">A program that says hello and more.</text:p>
            </text:list-item>
          </text:list>
        </text:list-item>
        <text:list-item>
          <text:p text:style-name="P36">git commit -a -m "Add details to README"</text:p>
        </text:list-item>
        <text:list-item>
          <text:p text:style-name="P28">Anem a master:</text:p>
        </text:list-item>
        <text:list-item>
          <text:p text:style-name="P36">git checkout master</text:p>
        </text:list-item>
        <text:list-item>
          <text:p text:style-name="P28">editem el README:</text:p>
          <text:list>
            <text:list-item>
              <text:p text:style-name="P16">A nice program that says hello.</text:p>
            </text:list-item>
          </text:list>
        </text:list-item>
        <text:list-item>
          <text:p text:style-name="P48">git commit -a -m "Add nice to README"</text:p>
        </text:list-item>
      </text:list>
      <text:p text:style-name="P8"/>
      <text:list xml:id="list131735938788042" text:continue-numbering="true" text:style-name="WWNum5">
        <text:list-item>
          <text:p text:style-name="P36">git log…</text:p>
        </text:list-item>
        <text:list-item>
          <text:p text:style-name="P48">git branch</text:p>
        </text:list-item>
      </text:list>
      <text:p text:style-name="P9"/>
      <text:p text:style-name="P51">RESOLUCIÓ DE CONFLICTES</text:p>
      <text:list xml:id="list7075528467568389466" text:style-name="WWNum8">
        <text:list-item>
          <text:p text:style-name="P29">Ara intentem fer merge: ens situem a master i fem merge</text:p>
        </text:list-item>
        <text:list-item>
          <text:p text:style-name="P37">git checkout master</text:p>
        </text:list-item>
        <text:list-item>
          <text:p text:style-name="P37">git merge documentation</text:p>
        </text:list-item>
        <text:list-item>
          <text:p text:style-name="P29">Ens dóna un missatge dient que no ha pogut resoldre el conflicte...</text:p>
        </text:list-item>
        <text:list-item>
          <text:p text:style-name="P37">git status</text:p>
        </text:list-item>
        <text:list-item>
          <text:p text:style-name="P29">Veiem quin és el fitxer en conflicte i l'editem. El fitxer estarà marcat </text:p>
          <text:list>
            <text:list-item>
              <text:p text:style-name="P13">&lt;&lt;&lt;&lt;&lt;&lt;&lt; HEAD</text:p>
            </text:list-item>
            <text:list-item>
              <text:p text:style-name="P13"><text:soft-page-break/>què hi ha a HEAD (master)</text:p>
            </text:list-item>
            <text:list-item>
              <text:p text:style-name="P13">=======</text:p>
            </text:list-item>
            <text:list-item>
              <text:p text:style-name="P13">què hi ha a documentation</text:p>
            </text:list-item>
            <text:list-item>
              <text:p text:style-name="P13">&gt;&gt;&gt;&gt;&gt;&gt;&gt; documentation</text:p>
            </text:list-item>
            <text:list-item>
              <text:p text:style-name="P18">Ho arreglem posant la frase</text:p>
            </text:list-item>
            <text:list-item>
              <text:p text:style-name="P13">A nice program that says hello and more.</text:p>
            </text:list-item>
            <text:list-item>
              <text:p text:style-name="P18">i treient les línees &lt;&lt;&lt; &gt;&gt;&gt; i ===</text:p>
            </text:list-item>
          </text:list>
        </text:list-item>
        <text:list-item>
          <text:p text:style-name="P44">git commit -a</text:p>
        </text:list-item>
      </text:list>
      <text:p text:style-name="P4"><text:a xlink:type="simple" xlink:href="https://www.atlassian.com/git/tutorials/using-branches/merge-conflicts" text:style-name="ListLabel_20_100" text:visited-style-name="ListLabel_20_100"><text:span text:style-name="T4">https://www.atlassian.com/git/tutorials/using-branches/merge-conflicts</text:span></text:a></text:p>
      <text:p text:style-name="P9"/>
      <text:p text:style-name="P51">REBASE</text:p>
      <text:list xml:id="list5036591098370860848" text:style-name="WWNum4">
        <text:list-item>
          <text:p text:style-name="P30">Farem un <text:span text:style-name="T3">reset --hard</text:span> fins al punt abans de fer el primer merge amb master. Hem de fer el <text:span text:style-name="T3">reset --hard</text:span> a les dues branques. Master ha d'estar en el canvi "Add hello moon" i documentation ha d'estar al commit "Add license"</text:p>
        </text:list-item>
        <text:list-item>
          <text:p text:style-name="P30">Ara enlloc de fer merge farem rebase:</text:p>
        </text:list-item>
        <text:list-item>
          <text:p text:style-name="P38">git checkout master</text:p>
        </text:list-item>
        <text:list-item>
          <text:p text:style-name="P38">git rebase master documentation</text:p>
        </text:list-item>
        <text:list-item>
          <text:p text:style-name="P30">Veieu la diferència? Queda més net, però no s'ha de fer quan ja ho hem pujat a un altre repositori. <text:span text:style-name="T1">Només s'ha de fer per canvis locals encara no pujats</text:span>.</text:p>
        </text:list-item>
        <text:list-item>
          <text:p text:style-name="P30">Ara podem fer un merge de documentation a master, veureu, que l'únic que fa és avançar master fins a documentation (merge fast forward)</text:p>
        </text:list-item>
        <text:list-item>
          <text:p text:style-name="P38">git checkout master</text:p>
        </text:list-item>
        <text:list-item>
          <text:p text:style-name="P38">git merge documentation</text:p>
        </text:list-item>
        <text:list-item>
          <text:p text:style-name="P45">Fer alguns canvis més a master i documentation per tornar a separar les branques.</text:p>
        </text:list-item>
      </text:list>
      <text:p text:style-name="P9"/>
      <text:p text:style-name="P9"/>
      <text:p text:style-name="P9"/>
      <text:p text:style-name="P5">PUJAR UN REPOSITORI LOCAL A UN REPOSITORI REMOT</text:p>
      <text:p text:style-name="P4">Creeu un projecte al repositori remot (GitLab) i pugeu el projecte</text:p>
      <text:p text:style-name="P4"><text:soft-page-break/>Assegureu-vos que heu pujat el vostre repositori local amb totes les branques usant 'get push'.</text:p>
      <text:p text:style-name="P4"/>
      <text:p text:style-name="P4"/>
      <text:p text:style-name="P5">CLONAR UN REPOSITORI REMOT</text:p>
      <text:p text:style-name="P4">Esborrarem el directori local i clonarem el directori remot. O el clonarem en un altre directori.</text:p>
      <text:list xml:id="list8798082090077960871" text:style-name="WWNum2">
        <text:list-item>
          <text:p text:style-name="P31">Si mireu a git (o gitg, o gitk), veureu més etiquetes (origin/HEAD, origin/master i origin/documentation)</text:p>
        </text:list-item>
        <text:list-item>
          <text:p text:style-name="P31">Això es deu a que tenim anotat el repositori remot del qual hem clonat. Podem veure-ho fent:</text:p>
        </text:list-item>
        <text:list-item>
          <text:p text:style-name="P39">git remote -v</text:p>
        </text:list-item>
        <text:list-item>
          <text:p text:style-name="P31">Si mirem les branques veiem que només tenim la master:</text:p>
        </text:list-item>
        <text:list-item>
          <text:p text:style-name="P39">git branch</text:p>
        </text:list-item>
        <text:list-item>
          <text:p text:style-name="P31">Llistem també les branques remotes:</text:p>
        </text:list-item>
        <text:list-item>
          <text:p text:style-name="P39">git branch -a</text:p>
        </text:list-item>
        <text:list-item>
          <text:p text:style-name="P31">Fixeu-vos que de fet només tenim en local la branca master (no la de documentation).</text:p>
        </text:list-item>
        <text:list-item>
          <text:p text:style-name="P46">Però quan fem <text:span text:style-name="T3">git checkout documentation</text:span>, ja la tindrem disponible.</text:p>
        </text:list-item>
      </text:list>
      <text:p text:style-name="P4"/>
      <text:p text:style-name="P5"/>
      <text:p text:style-name="P5">RECUPERAR CANVIS FETS EN EL REPOSITORI REMOT</text:p>
      <text:list xml:id="list8271252063697546335" text:style-name="WWNum11">
        <text:list-item>
          <text:p text:style-name="P32">Ara li donarem permisos a un company de classe per tal que pugui usar el repositori remot i li demanarem que faci el següent canvi en el repositori (git clone, fer el canvi, git commit, git push). </text:p>
        </text:list-item>
        <text:list-item>
          <text:p text:style-name="P32">El canvi serà el següent:</text:p>
          <text:list>
            <text:list-item>
              <text:p text:style-name="P17">Afegim el fitxer hellomars.sh a la branca master</text:p>
            </text:list-item>
          </text:list>
        </text:list-item>
        <text:list-item>
          <text:p text:style-name="P32">Recuperem el canvi del repositori remot que ens ha pujat el company amb la següent comanda:</text:p>
        </text:list-item>
        <text:list-item>
          <text:p text:style-name="P40">git fetch</text:p>
        </text:list-item>
        <text:list-item>
          <text:p text:style-name="P32"><text:soft-page-break/>Hem recuperat la informació de la branca remota, però no l'hem afegit a la nostra branca local. </text:p>
        </text:list-item>
        <text:list-item>
          <text:p text:style-name="P32">Si mireu el directori de treball no hi ha el fitxer others/hellomars.sh</text:p>
        </text:list-item>
        <text:list-item>
          <text:p text:style-name="P32">Si volem incorporar els canvis a la branca local hem de fer:</text:p>
        </text:list-item>
        <text:list-item>
          <text:p text:style-name="P49">git merge origin/master</text:p>
        </text:list-item>
      </text:list>
      <text:p text:style-name="P6"/>
      <text:p text:style-name="P5">REPRODUÏU EL PROBLEMA PRESENTAT A CLASSE</text:p>
      <text:p text:style-name="P4">(GIT Avanzado.pdf. Problema branques master/isss53 hotfix)</text:p>
      <text:p text:style-name="P4">Primer modificant fitxers diferents a les branques, de manera que no hi hagi conflicte en fer el merge, i després modificant el mateix fitxer en dues branques per generar un conflicte i solucionar-lo</text:p>
      <text:p text:style-name="P6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Courier New" fo:font-family="'Courier New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ourier New" fo:font-family="'Courier New'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Courier New" fo:font-family="'Courier New'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Courier New" fo:font-family="'Courier New'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Courier New" fo:font-family="'Courier New'" style:font-family-generic="roman" style:font-pitch="variable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Courier New" fo:font-family="'Courier New'" style:font-family-generic="roman" style:font-pitch="variable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Courier New" fo:font-family="'Courier New'" style:font-family-generic="roman" style:font-pitch="variable"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Courier New" fo:font-family="'Courier New'" style:font-family-generic="roman" style:font-pitch="variable" style:text-underline-style="none"/>
    </style:style>
    <style:style style:name="ListLabel_20_65" style:display-name="ListLabel 65" style:family="text">
      <style:text-properties style:font-name="Courier New" fo:font-family="'Courier New'" style:font-family-generic="roman" style:font-pitch="variable" fo:font-size="10pt"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font-name="Courier New" fo:font-family="'Courier New'" style:font-family-generic="roman" style:font-pitch="variable"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line-height="115%" fo:text-align="end" style:justify-single-word="false"/>
    </style:style>
    <style:style style:name="MP2" style:family="paragraph" style:parent-style-name="Standard">
      <style:paragraph-properties fo:text-align="end" style:justify-single-word="false"/>
    </style:style>
    <style:style style:name="MP3" style:family="paragraph">
      <loext:graphic-properties draw:fill="solid" draw:fill-color="#a0a0a0"/>
      <style:paragraph-properties fo:text-align="center"/>
    </style:style>
    <style:style style:name="M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  <style:page-layout style:name="Mpm1">
      <style:page-layout-properties fo:page-width="21.59cm" fo:page-height="27.94cm" style:num-format="1" style:print-orientation="portrait" fo:margin-top="0.953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588cm" fo:margin-left="0cm" fo:margin-right="0cm" fo:margin-bottom="1.487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  <text:p text:style-name="MP1">DAM/DAW - M05</text:p>
        <text:p text:style-name="MP1">UF2. Optimització de programari</text:p>
        <text:p text:style-name="MP1">Pràctica GIT</text:p>
        <text:p text:style-name="MP2"><draw:rect text:anchor-type="as-char" style:rel-width="100%" draw:z-index="6" draw:style-name="Mgr1" draw:text-style-name="MP3" svg:width="0.003cm" svg:height="0.054cm"><text:p/></draw:rect></text:p>
      </style:header>
      <style:footer>
        <text:p text:style-name="MP2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meta:document-statistic meta:table-count="0" meta:image-count="0" meta:object-count="0" meta:page-count="7" meta:paragraph-count="141" meta:word-count="1029" meta:character-count="5573" meta:non-whitespace-character-count="4772"/>
  </office:meta>
</office:document-meta>
</file>